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2c30ea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788fc" officeooo:paragraph-rsid="012788fc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0b6c2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d936" officeooo:paragraph-rsid="0127d936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18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1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124aca3" officeooo:paragraph-rsid="0124aca3" style:font-name-asian="Times New Roman2" style:font-size-asian="12pt" style:font-weight-asian="bold" style:font-name-complex="Times New Roman2" style:font-size-complex="12pt" style:font-weight-complex="bold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3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8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122085e"/>
    </style:style>
    <style:style style:name="P4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4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4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124aca3"/>
    </style:style>
    <style:style style:name="P4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50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51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1c1860"/>
    </style:style>
    <style:style style:name="P5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2c30ea"/>
    </style:style>
    <style:style style:name="P5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5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5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5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5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60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6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P6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c30ea" officeooo:paragraph-rsid="012c30ea" style:font-name-asian="Times New Roman2" style:font-size-asian="12pt" style:font-weight-asian="bold" style:font-name-complex="Times New Roman2" style:font-size-complex="12pt"/>
    </style:style>
    <style:style style:name="P64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65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6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dd920" officeooo:paragraph-rsid="012dd920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08f2d" officeooo:paragraph-rsid="01308f2d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308f2d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7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71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2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3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4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5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6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7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8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9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c186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d005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c30ea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13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4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15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6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7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8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9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20" style:family="text">
      <style:text-properties style:font-name="Times New Roman1" fo:font-weight="bold" style:font-weight-asian="bold"/>
    </style:style>
    <style:style style:name="T21" style:family="text">
      <style:text-properties style:font-name="Times New Roman1" fo:font-weight="bold" officeooo:rsid="005f30c0" style:font-weight-asian="bold"/>
    </style:style>
    <style:style style:name="T22" style:family="text">
      <style:text-properties officeooo:rsid="00235d41"/>
    </style:style>
    <style:style style:name="T23" style:family="text">
      <style:text-properties officeooo:rsid="00249b2b"/>
    </style:style>
    <style:style style:name="T24" style:family="text">
      <style:text-properties officeooo:rsid="002745bc"/>
    </style:style>
    <style:style style:name="T25" style:family="text">
      <style:text-properties officeooo:rsid="002e830f"/>
    </style:style>
    <style:style style:name="T26" style:family="text">
      <style:text-properties fo:color="#000000" loext:opacity="100%" style:font-name="LiberationSerif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8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9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30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31" style:family="text">
      <style:text-properties fo:color="#000000" loext:opacity="100%" officeooo:rsid="003dffd0"/>
    </style:style>
    <style:style style:name="T32" style:family="text">
      <style:text-properties fo:color="#000000" loext:opacity="100%" officeooo:rsid="00776aff"/>
    </style:style>
    <style:style style:name="T33" style:family="text">
      <style:text-properties officeooo:rsid="0060f9f9"/>
    </style:style>
    <style:style style:name="T34" style:family="text">
      <style:text-properties officeooo:rsid="0061c3b3"/>
    </style:style>
    <style:style style:name="T35" style:family="text">
      <style:text-properties fo:font-size="12pt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7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eac26d" style:font-size-asian="12pt" style:font-size-complex="12pt"/>
    </style:style>
    <style:style style:name="T40" style:family="text">
      <style:text-properties fo:font-size="12pt" officeooo:rsid="005f30c0" style:font-size-asian="12pt" style:font-size-complex="12pt"/>
    </style:style>
    <style:style style:name="T41" style:family="text">
      <style:text-properties fo:font-size="12pt" officeooo:rsid="006b869f" style:font-size-asian="12pt" style:font-size-complex="12pt"/>
    </style:style>
    <style:style style:name="T42" style:family="text">
      <style:text-properties fo:font-size="12pt" officeooo:rsid="011c1860" style:font-size-asian="12pt" style:font-size-complex="12pt"/>
    </style:style>
    <style:style style:name="T43" style:family="text">
      <style:text-properties fo:font-size="12pt" officeooo:rsid="012c30ea" style:font-size-asian="12pt" style:font-size-complex="12pt"/>
    </style:style>
    <style:style style:name="T4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12997fa" style:font-size-asian="12pt" style:font-weight-asian="normal" style:font-size-complex="12pt" style:font-weight-complex="normal"/>
    </style:style>
    <style:style style:name="T47" style:family="text">
      <style:text-properties style:font-name-asian="LiberationSerif1" style:font-name-complex="LiberationSerif1"/>
    </style:style>
    <style:style style:name="T48" style:family="text">
      <style:text-properties officeooo:rsid="006d864b" style:font-name-asian="LiberationSerif1" style:font-name-complex="LiberationSerif1"/>
    </style:style>
    <style:style style:name="T49" style:family="text">
      <style:text-properties officeooo:rsid="010314f9" style:font-name-asian="LiberationSerif1" style:font-name-complex="LiberationSerif1"/>
    </style:style>
    <style:style style:name="T50" style:family="text">
      <style:text-properties officeooo:rsid="0103cc34" style:font-name-asian="LiberationSerif1" style:font-name-complex="LiberationSerif1"/>
    </style:style>
    <style:style style:name="T51" style:family="text">
      <style:text-properties officeooo:rsid="01115fdb" style:font-name-asian="LiberationSerif1" style:font-name-complex="LiberationSerif1"/>
    </style:style>
    <style:style style:name="T52" style:family="text">
      <style:text-properties officeooo:rsid="006ed880"/>
    </style:style>
    <style:style style:name="T53" style:family="text">
      <style:text-properties officeooo:rsid="00763a8d"/>
    </style:style>
    <style:style style:name="T54" style:family="text">
      <style:text-properties officeooo:rsid="00776aff"/>
    </style:style>
    <style:style style:name="T55" style:family="text">
      <style:text-properties officeooo:rsid="007a0366"/>
    </style:style>
    <style:style style:name="T56" style:family="text">
      <style:text-properties officeooo:rsid="003712c8"/>
    </style:style>
    <style:style style:name="T57" style:family="text">
      <style:text-properties officeooo:rsid="0083e77a"/>
    </style:style>
    <style:style style:name="T58" style:family="text">
      <style:text-properties fo:font-size="10pt" style:font-name-asian="Times New Roman2" style:font-size-asian="10pt" style:font-name-complex="Times New Roman2" style:font-size-complex="10pt"/>
    </style:style>
    <style:style style:name="T59" style:family="text">
      <style:text-properties officeooo:rsid="00a94336"/>
    </style:style>
    <style:style style:name="T60" style:family="text">
      <style:text-properties officeooo:rsid="00d7b15a"/>
    </style:style>
    <style:style style:name="T61" style:family="text">
      <style:text-properties officeooo:rsid="00df6c17"/>
    </style:style>
    <style:style style:name="T62" style:family="text">
      <style:text-properties officeooo:rsid="00dca180"/>
    </style:style>
    <style:style style:name="T63" style:family="text">
      <style:text-properties officeooo:rsid="00e97040"/>
    </style:style>
    <style:style style:name="T64" style:family="text">
      <style:text-properties officeooo:rsid="00ea8760"/>
    </style:style>
    <style:style style:name="T65" style:family="text">
      <style:text-properties officeooo:rsid="00ec9686"/>
    </style:style>
    <style:style style:name="T66" style:family="text">
      <style:text-properties officeooo:rsid="00ee0952"/>
    </style:style>
    <style:style style:name="T67" style:family="text">
      <style:text-properties officeooo:rsid="00ee4c72"/>
    </style:style>
    <style:style style:name="T68" style:family="text">
      <style:text-properties officeooo:rsid="00efbf95"/>
    </style:style>
    <style:style style:name="T69" style:family="text">
      <style:text-properties officeooo:rsid="00f1a348"/>
    </style:style>
    <style:style style:name="T70" style:family="text">
      <style:text-properties officeooo:rsid="0105c30e"/>
    </style:style>
    <style:style style:name="T71" style:family="text">
      <style:text-properties officeooo:rsid="0114f7fb"/>
    </style:style>
    <style:style style:name="T72" style:family="text">
      <style:text-properties officeooo:rsid="011614ff"/>
    </style:style>
    <style:style style:name="T73" style:family="text">
      <style:text-properties officeooo:rsid="01165a92"/>
    </style:style>
    <style:style style:name="T74" style:family="text">
      <style:text-properties officeooo:rsid="01175ec4"/>
    </style:style>
    <style:style style:name="T75" style:family="text">
      <style:text-properties officeooo:rsid="0118cc5c"/>
    </style:style>
    <style:style style:name="T76" style:family="text">
      <style:text-properties officeooo:rsid="0122085e"/>
    </style:style>
    <style:style style:name="T77" style:family="text">
      <style:text-properties officeooo:rsid="00a2a234"/>
    </style:style>
    <style:style style:name="T78" style:family="text">
      <style:text-properties officeooo:rsid="0124aca3"/>
    </style:style>
    <style:style style:name="T79" style:family="text">
      <style:text-properties officeooo:rsid="012997fa"/>
    </style:style>
    <style:style style:name="T80" style:family="text">
      <style:text-properties officeooo:rsid="012af3ee"/>
    </style:style>
    <style:style style:name="T81" style:family="text">
      <style:text-properties officeooo:rsid="012eb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Benjamin Toll</text:p>
      <text:p text:style-name="P51"><text:a xlink:type="simple" xlink:href="mailto:benjam72@yahoo.com" text:style-name="ListLabel_20_73" text:visited-style-name="ListLabel_20_73"><text:span text:style-name="T1">ben</text:span></text:a><text:span text:style-name="T1">.</text:span><text:span text:style-name="T2">toll.works@gmail.com</text:span></text:p>
      <text:p text:style-name="P51"><text:a xlink:type="simple" xlink:href="http://www.benjamintoll.com/" text:style-name="ListLabel_20_74" text:visited-style-name="ListLabel_20_74"><text:span text:style-name="T13">http</text:span><text:span text:style-name="T14">s</text:span><text:span text:style-name="T13">://benjamintoll.com</text:span></text:a></text:p>
      <text:p text:style-name="P49"><text:a xlink:type="simple" xlink:href="https://github.com/btoll" text:style-name="Internet_20_link" text:visited-style-name="Visited_20_Internet_20_Link"><text:span text:style-name="T13">https://github.com/btoll</text:span></text:a></text:p>
      <text:p text:style-name="P64"/>
      <text:p text:style-name="P7">E<text:span text:style-name="T59">XPERIENCE</text:span></text:p>
      <text:p text:style-name="P63">Red Hat</text:p>
      <text:p text:style-name="P6"><text:span text:style-name="T43">SRE Lead<text:tab/><text:tab/><text:tab/></text:span><text:span text:style-name="T41"><text:tab/><text:tab/><text:tab/></text:span><text:span text:style-name="T38">Princeton, MA</text:span></text:p>
      <text:p text:style-name="P53"><text:span text:style-name="T10">October 2024 –</text:span><text:span text:style-name="T11"> present</text:span></text:p>
      <text:p text:style-name="P67">Interviewed and hired six-person team encompassing myself, two other SREs and three test automation engineers to support <text:span text:style-name="T81">both internal and external customer-facing tooling for OpenShift clusters (ROSA).</text:span></text:p>
      <text:p text:style-name="P68">Technical lead and functional team lead (i.e. Scrum), which includes identifying, defining, preparing and assigning work tickets to team members, troubleshooting and unblocking team members.</text:p>
      <text:p text:style-name="P68">Lead daily standup meetings and cross-team meetings with Red Hat.</text:p>
      <text:p text:style-name="P68">Mentor junior team members with 1:1 meetings and demos.</text:p>
      <text:p text:style-name="P69"/>
      <text:p text:style-name="P61">Veriforce</text:p>
      <text:p text:style-name="P5"><text:span text:style-name="T42">Principal</text:span><text:span text:style-name="T39"> </text:span><text:span text:style-name="T40">DevOps </text:span><text:span text:style-name="T41">Engineer<text:tab/><text:tab/><text:tab/><text:tab/></text:span><text:span text:style-name="T38">Princeton, MA</text:span></text:p>
      <text:p text:style-name="P52"><text:span text:style-name="T8">December</text:span><text:span text:style-name="T7"> 20</text:span><text:span text:style-name="T9">2</text:span><text:span text:style-name="T8">3</text:span><text:span text:style-name="T7"> – </text:span><text:span text:style-name="T10">October 2024</text:span></text:p>
      <text:p text:style-name="P9">Le<text:span text:style-name="T79">d</text:span> transition to GitOps for all Kubernetes clusters across the organization.</text:p>
      <text:p text:style-name="P10">Recommend<text:span text:style-name="T79">ed</text:span> best practices for Kubernetes, Docker and Ansible and perform<text:span text:style-name="T79">ed</text:span> design and code reviews.</text:p>
      <text:p text:style-name="P11">Regularly reasearch<text:span text:style-name="T79">ed</text:span> and demo<text:span text:style-name="T79">ed</text:span> new technology <text:span text:style-name="T80">across the engineering department </text:span>and <text:span text:style-name="T80">sought</text:span> ways to improve existing infrastructure.</text:p>
      <text:p text:style-name="P13"><text:span text:style-name="T45">M</text:span><text:span text:style-name="T44">entor</text:span><text:span text:style-name="T46">ed</text:span><text:span text:style-name="T44"> junior members of the team.</text:span></text:p>
      <text:p text:style-name="P12"/>
      <text:p text:style-name="P62">Career Break</text:p>
      <text:p text:style-name="P45"><text:span text:style-name="T77">October 2022 – </text:span><text:span text:style-name="T76">November 2023</text:span></text:p>
      <text:p text:style-name="P45"/>
      <text:p text:style-name="P59">Taos/IBM</text:p>
      <text:p text:style-name="P50"><text:span text:style-name="T18">Senior </text:span><text:span text:style-name="T19">Software and </text:span><text:span text:style-name="T17">DevOps </text:span><text:span text:style-name="T16">Engineer<text:tab/><text:tab/></text:span><text:span text:style-name="T15">Princeton, MA</text:span></text:p>
      <text:p text:style-name="P44"><text:span text:style-name="T35">J</text:span><text:span text:style-name="T36">une</text:span><text:span text:style-name="T35"> 20</text:span><text:span text:style-name="T36">21</text:span><text:span text:style-name="T35"> – </text:span><text:span text:style-name="T37">October 2022</text:span></text:p>
      <text:p text:style-name="P20"><text:span text:style-name="T51">Collaborated</text:span><text:span text:style-name="T47"> with several clients </text:span><text:span text:style-name="T48">including GitHub, PagerDuty, etc. </text:span><text:span text:style-name="T49">where I performed tasks </text:span><text:soft-page-break/><text:span text:style-name="T49">relating to both software engineering and DevOps. <text:s/></text:span><text:span text:style-name="T50">If there was a need, I filled it.</text:span></text:p>
      <text:p text:style-name="P24"/>
      <text:p text:style-name="P25"><text:span text:style-name="T71">Development</text:span>:</text:p>
      <text:p text:style-name="P25">- <text:span text:style-name="T71">Mostly focused on t</text:span><text:span text:style-name="T52">ooling, </text:span><text:span text:style-name="T65">including new features, </text:span><text:span text:style-name="T68">using Go, Python and Ruby.</text:span></text:p>
      <text:p text:style-name="P25">- <text:span text:style-name="T71">Testing, both functional and unit, in both Go and Python.</text:span></text:p>
      <text:p text:style-name="P25">- <text:span text:style-name="T71">Participated in code reviews.</text:span></text:p>
      <text:p text:style-name="P25"/>
      <text:p text:style-name="P28">Operations and Security:</text:p>
      <text:p text:style-name="P26">- <text:span text:style-name="T71">Mostly focused on c</text:span>ontainer security, <text:span text:style-name="T70">including code and image vulnerability scanning.</text:span></text:p>
      <text:p text:style-name="P27"><text:span text:style-name="T71">- Enforced access controls </text:span><text:span text:style-name="T74">a</text:span><text:span text:style-name="T71">nd </text:span><text:span text:style-name="T74">other security</text:span><text:span text:style-name="T71"> best practices </text:span><text:span text:style-name="T74">in Kubernetes.</text:span></text:p>
      <text:p text:style-name="P27"><text:span text:style-name="T71">- </text:span><text:span text:style-name="T74">Enforced Dockerfile best practices,</text:span><text:span text:style-name="T71"> rootless containers, </text:span><text:span text:style-name="T74">multi-stage builds and </text:span><text:span text:style-name="T71">limiting resources and capabilities.</text:span></text:p>
      <text:p text:style-name="P25">- <text:span text:style-name="T75">Regular use of </text:span><text:span text:style-name="T60">AWS cloud services such as S3, EC2, EKS</text:span><text:span text:style-name="T66">, </text:span><text:span text:style-name="T60">IAM, et al.</text:span></text:p>
      <text:p text:style-name="P25">- <text:span text:style-name="T75">Regular use of IaC tools such as </text:span><text:span text:style-name="T67">Ansible, Terraform, </text:span><text:span text:style-name="T75">Chef, et al.</text:span></text:p>
      <text:p text:style-name="P3"/>
      <text:p text:style-name="P60">Algorand</text:p>
      <text:p text:style-name="P57"><text:span text:style-name="T53">Senior </text:span><text:span text:style-name="T24">DevOps Engineer</text:span><text:tab/><text:tab/><text:tab/><text:tab/><text:span text:style-name="T23">Boston</text:span>, MA</text:p>
      <text:p text:style-name="P40"><text:span text:style-name="T33">November 2019</text:span> – <text:span text:style-name="T23">February 2021</text:span></text:p>
      <text:p text:style-name="P17">Responsible for package builds as well as maintaining in-house tools and<text:span text:style-name="T25"> Kubernetes build cluster, </text:span><text:span text:style-name="T72">including implementing best-practice security methods.</text:span></text:p>
      <text:p text:style-name="P19">- Built a fully-automated package build pipeline <text:span text:style-name="T75">using</text:span> Jenkins in a Kubernetes cluster. Include<text:span text:style-name="T73">d</text:span> creation of deb and rpm packages, testing, signing and deploying to hosted mirrors.</text:p>
      <text:p text:style-name="P17"><text:span text:style-name="T56">- Maintain</text:span><text:span text:style-name="T54">ed</text:span><text:span text:style-name="T56"> and improve</text:span><text:span text:style-name="T54">d</text:span><text:span text:style-name="T56"> in-house </text:span><text:span text:style-name="T73">IaC tool </text:span><text:span text:style-name="T56">written in Python. <text:s/>Added plugin support and other enhancements which further helped to automate and streamline build pipeline.</text:span></text:p>
      <text:p text:style-name="P17">- <text:span text:style-name="T69">Engaged in code reviews (Go, Python, Bash scripts)</text:span></text:p>
      <text:p text:style-name="P41"><text:span text:style-name="T31">- Wr</text:span><text:span text:style-name="T32">o</text:span><text:span text:style-name="T31">te tests and documentation.</text:span></text:p>
      <text:p text:style-name="P18"/>
      <text:p text:style-name="P58">Consultant</text:p>
      <text:p text:style-name="P41"><text:span text:style-name="T21">Software Engineer and DevOps</text:span><text:span text:style-name="T20"><text:tab/><text:tab/><text:tab/>Princeton, MA</text:span></text:p>
      <text:p text:style-name="P41">January 201<text:span text:style-name="T22">6</text:span> – <text:span text:style-name="T63">October 2022</text:span></text:p>
      <text:p text:style-name="P41"><text:span text:style-name="T28">Work with several clients to develop full-stack applications written in JavaScript/React, Elm and Go with infrastructure in AWS and GCP. <text:s/>In addition, </text:span><text:span text:style-name="T27">maintained Linux systems on-premise.</text:span></text:p>
      <text:p text:style-name="P42"><text:span text:style-name="T29">Improved performance with</text:span><text:span text:style-name="T26"> Redis and </text:span><text:span text:style-name="T30">M</text:span><text:span text:style-name="T26">emcached.</text:span></text:p>
      <text:p text:style-name="P36">Hardened Linux servers and tested web pages and APIs using security tools such as Burp and ZAP. </text:p>
      <text:list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>Sencha Inc</text:p>
      <text:p text:style-name="P56"><text:span text:style-name="T34">Frameworks Engineer</text:span><text:tab/><text:tab/><text:tab/><text:tab/>Redwood City, CA</text:p>
      <text:p text:style-name="P39">May 2013 - December 2015</text:p>
      <text:p text:style-name="P14">Worked on the Ext framework as part of a remote team. <text:s/>My primary role was that of enhanced <text:soft-page-break/>engineering.</text:p>
      <text:list text:style-name="WWNum3">
        <text:list-header>
          <text:p text:style-name="P71"><text:span text:style-name="T35">- F</text:span><text:span text:style-name="T12">ixed bugs that </text:span><text:span text:style-name="T35">had been escalated</text:span><text:span text:style-name="T12"> by the Support team and/or by customer request.</text:span></text:p>
          <text:p text:style-name="P75">- Patches (and tests) would then be merged into core.</text:p>
          <text:p text:style-name="P71"><text:span text:style-name="T35">- As</text:span><text:span text:style-name="T12"> the last stop in the escalation chain, </text:span><text:span text:style-name="T35">w</text:span><text:span text:style-name="T12">orked on bugs that </text:span><text:span text:style-name="T35">were</text:span><text:span text:style-name="T12"> very difficult and esoteric.</text:span></text:p>
          <text:p text:style-name="P75">- Selected by manager to maintain viability of older product releases.</text:p>
          <text:p text:style-name="P75">- One of the top framework contributors in the history of the company.</text:p>
        </text:list-header>
      </text:list>
      <text:p text:style-name="P29"><text:span text:style-name="T12">In addition, </text:span><text:span text:style-name="T35">w</text:span><text:span text:style-name="T12">orked on new framework features and other projects within the company.</text:span></text:p>
      <text:list text:style-name="WWNum6">
        <text:list-header>
          <text:p text:style-name="P72"><text:span text:style-name="T35">- P</text:span><text:span text:style-name="T12">rimary developer on the improved gridfilters API that shipped starting with Sencha 5.</text:span></text:p>
          <text:p text:style-name="P72"><text:span text:style-name="T35">- R</text:span><text:span text:style-name="T12">esurrected the Sencha Fiddle project with my manager and developed several iterations of a working prototype before handing it off to its current maintainer.</text:span></text:p>
        </text:list-header>
      </text:list>
      <text:p text:style-name="P14">Volunteered personal time to assist and mentor.</text:p>
      <text:p text:style-name="P15"/>
      <text:p text:style-name="P4">Sencha Inc</text:p>
      <text:p text:style-name="P54"><text:span text:style-name="T4">Senior Support Engineer</text:span><text:span text:style-name="T15"><text:tab/><text:tab/><text:tab/><text:tab/></text:span><text:span text:style-name="T3">Redwoo</text:span><text:span text:style-name="T15">d City, CA</text:span></text:p>
      <text:p text:style-name="P8">June 2011 - April 2013</text:p>
      <text:p text:style-name="P29"><text:span text:style-name="T35">H</text:span><text:span text:style-name="T12">ired when the department was first created and was the second support engineer added to the team. <text:s/>This was a</text:span><text:span text:style-name="T35">n engineering job and within the purview of the engineering department. <text:s/>All solutions were provided in code and patches to the framework were encouraged.</text:span></text:p>
      <text:list text:style-name="WWNum1">
        <text:list-header>
          <text:p text:style-name="P73"><text:span text:style-name="T35">- P</text:span><text:span text:style-name="T12">rocess support tickets generated by customers. This meant everything from answering general questions about the framework and web development to (more usually) providing patches to fix a specific problem.</text:span></text:p>
          <text:p text:style-name="P73"><text:span text:style-name="T35">- A</text:span><text:span text:style-name="T12">s a senior member of the team</text:span><text:span text:style-name="T35"> was</text:span><text:span text:style-name="T12"> one of three team members that would be assigned the difficult escalated tickets to resolve.</text:span></text:p>
          <text:p text:style-name="P76">- Promoted to the Ext frameworks team.</text:p>
        </text:list-header>
      </text:list>
      <text:p text:style-name="P30"><text:span text:style-name="T35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8"> <text:s/></text:span><text:span text:style-name="T35">These included git extensions and bash tools.</text:span></text:p>
      <text:p text:style-name="P16">Volunteered personal time to assist and mentor.</text:p>
      <text:p text:style-name="P2"/>
      <text:p text:style-name="P4">Yahoo!</text:p>
      <text:p text:style-name="P54"><text:span text:style-name="T5">Senior Javascript Engineer</text:span><text:span text:style-name="T15"><text:tab/><text:tab/><text:tab/><text:tab/>Sunnyvale, CA</text:span></text:p>
      <text:p text:style-name="P37">November 2009 - May 2011</text:p>
      <text:p text:style-name="P29"><text:span text:style-name="T35">W</text:span><text:span text:style-name="T12">orked on the Connected TV team. <text:s/>JavaScript running on TVs.</text:span></text:p>
      <text:list text:style-name="WWNum5">
        <text:list-header>
          <text:p text:style-name="P74"><text:span text:style-name="T35">- D</text:span><text:span text:style-name="T12">eveloped new applications to run on networked TVs.</text:span></text:p>
          <text:p text:style-name="P74"><text:span text:style-name="T35">- Contributed to </text:span><text:span text:style-name="T12">the KONtx framework.</text:span></text:p>
          <text:p text:style-name="P74"><text:span text:style-name="T35">- P</text:span><text:span text:style-name="T12">rincipal maintainer of several high profile applications (eBay, NFL, Y! TV).</text:span></text:p>
          <text:p text:style-name="P77">- Very active in <text:span text:style-name="T57">user </text:span>forums <text:span text:style-name="T57">answering questions and providing solutions in code</text:span>.</text:p>
        </text:list-header>
      </text:list>
      <text:p text:style-name="P29"><text:span text:style-name="T12">Because there were no GUI devtools like that in the browser to help debug a program, became very good at thinking through problems and all iterations of them to try and anticipate bugs, which has helped </text:span><text:span text:style-name="T35">tremendously</text:span><text:span text:style-name="T12"> in every role since.</text:span></text:p>
      <text:p text:style-name="P1"><text:soft-page-break/></text:p>
      <text:p text:style-name="P56">GoDaddy</text:p>
      <text:p text:style-name="P56"><text:span text:style-name="T34">Web Developer</text:span><text:tab/><text:tab/><text:tab/><text:tab/><text:tab/>Phoenix, AZ</text:p>
      <text:p text:style-name="P39">January 2009 - November 2009</text:p>
      <text:p text:style-name="P16">Worked on the ecommerce team as the sole frontend developer.</text:p>
      <text:p text:style-name="P16"/>
      <text:p text:style-name="P33">E<text:span text:style-name="T59">DUCATION</text:span></text:p>
      <text:p text:style-name="P43"><text:span text:style-name="T6">University of New Mexico</text:span><text:span text:style-name="T35">, </text:span><text:span text:style-name="T6">BA, History, 1996 - 1999</text:span></text:p>
      <text:list text:style-name="WWNum8">
        <text:list-header>
          <text:p text:style-name="P78">- 3.9<text:span text:style-name="T55">2</text:span> / 4.00</text:p>
          <text:p text:style-name="P79">- summa cum laude</text:p>
          <text:p text:style-name="P66">- Phi Beta Kappa</text:p>
          <text:p text:style-name="P78">- Phi Alpha Theta</text:p>
        </text:list-header>
      </text:list>
      <text:p text:style-name="P38"/>
      <text:p text:style-name="P32">LANGUAGES</text:p>
      <text:p text:style-name="P21">Speak and read Italian at a conversational level. <text:s/><text:span text:style-name="T64">See my </text:span><text:a xlink:type="simple" xlink:href="https://italy.benjamintoll.com/" text:style-name="Internet_20_link" text:visited-style-name="Visited_20_Internet_20_Link"><text:span text:style-name="T64">Italian-English dictionary website</text:span></text:a><text:span text:style-name="T64">.</text:span></text:p>
      <text:p text:style-name="P38"/>
      <text:p text:style-name="P31">C<text:span text:style-name="T59">ERTIFICATIONS</text:span></text:p>
      <text:p text:style-name="P22"><text:s/></text:p>
      <text:p text:style-name="P35">Certified Kubernetes Administrator</text:p>
      <text:p text:style-name="P48"><text:a xlink:type="simple" xlink:href="https://www.credly.com/badges/eea5ccd2-e434-401e-a5ca-84bf6d54ddb7/linked_in_profile" text:style-name="Internet_20_link" text:visited-style-name="Visited_20_Internet_20_Link"><text:span text:style-name="T78">CKA: Certified Kubernetes Adminstrator</text:span></text:a></text:p>
      <text:p text:style-name="P48"/>
      <text:p text:style-name="P34">Linux Professional Institute</text:p>
      <text:p text:style-name="P46"><text:a xlink:type="simple" xlink:href="https://cs.lpi.org/caf/Xamman/certification/verify/LPI000541063/wegxxhyt2q" text:style-name="Internet_20_link" text:visited-style-name="Visited_20_Internet_20_Link"><text:span text:style-name="T61">LE-1: Linux Essentials</text:span></text:a></text:p>
      <text:p text:style-name="P55"/>
      <text:p text:style-name="P55">The Linux Foundation</text:p>
      <text:p text:style-name="P47"><text:a xlink:type="simple" xlink:href="https://www.credly.com/earner/earned/badge/ca1c4929-6a67-4c6c-b14f-2513131a3e6f" text:style-name="Internet_20_link" text:visited-style-name="Visited_20_Internet_20_Link"><text:span text:style-name="T62">Kubernetes and Cloud Native Associate</text:span></text:a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22:12:00.217807334</dc:date>
    <meta:editing-duration>P1DT13H26M16S</meta:editing-duration>
    <meta:editing-cycles>244</meta:editing-cycles>
    <meta:generator>LibreOffice/7.4.7.2$Linux_X86_64 LibreOffice_project/40$Build-2</meta:generator>
    <meta:document-statistic meta:table-count="0" meta:image-count="0" meta:object-count="0" meta:page-count="4" meta:paragraph-count="101" meta:word-count="980" meta:character-count="6237" meta:non-whitespace-character-count="5330"/>
  </office:meta>
</office:document-meta>
</file>